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language="es" fo:country="CR" officeooo:rsid="001250a4" officeooo:paragraph-rsid="001250a4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language="es" fo:country="CR" officeooo:rsid="00161d1b" officeooo:paragraph-rsid="00161d1b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language="es" fo:country="CR" officeooo:rsid="0010b9de" officeooo:paragraph-rsid="0010b9de"/>
    </style:style>
    <style:style style:name="P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language="es" fo:country="CR" officeooo:rsid="0010b9de" officeooo:paragraph-rsid="0010b9de"/>
    </style:style>
    <style:style style:name="P5" style:family="paragraph" style:parent-style-name="Standard">
      <style:text-properties fo:language="es" fo:country="CR" officeooo:rsid="00061950"/>
    </style:style>
    <style:style style:name="P6" style:family="paragraph" style:parent-style-name="Standard">
      <style:text-properties fo:language="es" fo:country="CR" officeooo:rsid="00061950" officeooo:paragraph-rsid="000d0e68"/>
    </style:style>
    <style:style style:name="P7" style:family="paragraph" style:parent-style-name="Standard">
      <style:text-properties fo:language="es" fo:country="CR" officeooo:rsid="0007074e" officeooo:paragraph-rsid="0007074e"/>
    </style:style>
    <style:style style:name="P8" style:family="paragraph" style:parent-style-name="Standard">
      <style:text-properties fo:language="es" fo:country="CR" officeooo:rsid="000798e6" officeooo:paragraph-rsid="0007074e" fo:background-color="transparent"/>
    </style:style>
    <style:style style:name="P9" style:family="paragraph" style:parent-style-name="Standard">
      <style:text-properties fo:language="es" fo:country="CR" officeooo:rsid="00088719" officeooo:paragraph-rsid="00088719" fo:background-color="transparent"/>
    </style:style>
    <style:style style:name="P10" style:family="paragraph" style:parent-style-name="Standard">
      <style:text-properties fo:language="es" fo:country="CR" officeooo:rsid="000a6ac1" officeooo:paragraph-rsid="000a6ac1" fo:background-color="transparent"/>
    </style:style>
    <style:style style:name="P11" style:family="paragraph" style:parent-style-name="Standard">
      <style:text-properties fo:language="es" fo:country="CR" officeooo:rsid="00088719" officeooo:paragraph-rsid="00088719"/>
    </style:style>
    <style:style style:name="P12" style:family="paragraph" style:parent-style-name="Standard">
      <style:text-properties fo:language="es" fo:country="CR" officeooo:rsid="000d0e68" officeooo:paragraph-rsid="000d0e68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T1" style:family="text">
      <style:text-properties officeooo:rsid="0007074e"/>
    </style:style>
    <style:style style:name="T2" style:family="text">
      <style:text-properties fo:background-color="#fff2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0798e6" fo:background-color="transparent" loext:char-shading-value="0"/>
    </style:style>
    <style:style style:name="T5" style:family="text">
      <style:text-properties officeooo:rsid="000a6ac1" fo:background-color="transparent" loext:char-shading-value="0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43154"/>
    </style:style>
    <style:style style:name="T8" style:family="text">
      <style:text-properties style:text-underline-style="none" officeooo:rsid="001804e5"/>
    </style:style>
    <style:style style:name="T9" style:family="text">
      <style:text-properties fo:language="es" fo:country="CR"/>
    </style:style>
    <style:style style:name="T10" style:family="text">
      <style:text-properties fo:language="en" fo:country="US" style:text-underline-style="none"/>
    </style:style>
    <style:style style:name="T11" style:family="text">
      <style:text-properties fo:language="en" fo:country="US" style:text-underline-style="none" officeooo:rsid="001804e5"/>
    </style:style>
    <style:style style:name="gr1" style:family="graphic">
      <style:graphic-properties draw:textarea-horizontal-align="justify" draw:textarea-vertical-align="middle" draw:auto-grow-height="false" fo:min-height="0.748cm" fo:min-width="0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688cm" fo:min-width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811cm" fo:min-width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758cm" fo:min-width="0.7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847cm" fo:min-width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6cm" fo:min-width="0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512cm" fo:min-width="0.5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452cm" fo:min-width="0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501cm" fo:min-width="0.5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476cm" fo:min-width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526cm" fo:min-width="0.5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512cm" fo:min-width="0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487cm" fo:min-width="0.4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55cm" fo:min-width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0.501cm" fo:min-width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413cm" fo:min-width="0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0.399cm" fo:min-width="0.3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3cm" fo:min-width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437cm" fo:min-width="0.4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349cm" fo:min-width="0.3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justify" draw:textarea-vertical-align="middle" draw:auto-grow-height="false" fo:min-height="0.374cm" fo:min-width="0.3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justify" draw:textarea-vertical-align="middle" draw:auto-grow-height="false" fo:min-height="0.363cm" fo:min-width="0.3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0.614cm" fo:min-width="0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justify" draw:textarea-vertical-align="middle" draw:auto-grow-height="false" fo:min-height="0.663cm" fo:min-width="0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textarea-horizontal-align="justify" draw:textarea-vertical-align="middle" draw:auto-grow-height="false" fo:min-height="0.536cm" fo:min-width="0.5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justify" draw:textarea-vertical-align="middle" draw:auto-grow-height="false" fo:min-height="0.575cm" fo:min-width="0.5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textarea-horizontal-align="justify" draw:textarea-vertical-align="middle" draw:auto-grow-height="false" fo:min-height="0.325cm" fo:min-width="0.3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rboles Binarios: <text:span text:style-name="T1">trata de arreglar el problema de ineficiencia de las listas. </text:span></text:p>
      <text:p text:style-name="P5">-<text:span text:style-name="T1">priorizar trabajos</text:span></text:p>
      <text:p text:style-name="P5">-<text:span text:style-name="T1">expresiones matemáticas</text:span></text:p>
      <text:p text:style-name="P5">-<text:span text:style-name="T1">algoritmos de compresión</text:span></text:p>
      <text:p text:style-name="P5">-<text:span text:style-name="T1">descripción de elementos sintácticos</text:span></text:p>
      <text:p text:style-name="P5"/>
      <text:p text:style-name="P7">El árbol binario, es <text:s/>binario porque posee máximo 2 nodos hijos, formado por un conjunto finito de nodos. Puede ser vació. Posee un <text:span text:style-name="T2">nodo raiz(padre)</text:span><text:span text:style-name="T3">, de hijos posee 2 subarboles(hijos), los cuales son disjuntos entre si. </text:span><text:span text:style-name="T4">Existe un arco que une al nodo padre con el hijo.</text:span></text:p>
      <text:p text:style-name="P8"/>
      <text:p text:style-name="P8"/>
      <text:p text:style-name="P11"><text:span text:style-name="T4">E</text:span><text:span text:style-name="T5">l</text:span><text:span text:style-name="T3"> largo de la ruta es la cantidad de nodos desde el inicio de hasta el objetivo, los nodos mas arriba son los ancestros y los descendientes los hijos del nodo padre</text:span></text:p>
      <text:p text:style-name="P9"/>
      <text:p text:style-name="P11"><text:span text:style-name="T3">Profundidad: </text:span><text:span text:style-name="T5">nivel N → 2**N, con N 0,1….k.</text:span></text:p>
      <text:p text:style-name="P10">Altura: cuantos niveles tiene. O sea, la ruta mas larga.</text:p>
      <text:p text:style-name="P10">Nodos hoja: sin hijos, los extremos.</text:p>
      <text:p text:style-name="P10">Nodos internos: al menos un hijo.</text:p>
      <text:p text:style-name="P10"/>
      <text:p text:style-name="P10">Arbol lleno: es uno donde todos los nodos internos tienen 2 hijos o no tiene.</text:p>
      <text:p text:style-name="P10"/>
      <text:p text:style-name="P10"><draw:custom-shape text:anchor-type="paragraph" draw:z-index="0" draw:name="Forma1" draw:style-name="gr1" draw:text-style-name="P13" svg:width="1.059cm" svg:height="1.059cm" svg:x="12.367cm" svg:y="0.854cm"><text:p text:style-name="P13">if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rbol completo: todos los niveles estan llenos, salvo el ultimo nivel en donde se agrupan al lado izquierdo.</text:p>
      <text:p text:style-name="P12"><draw:custom-shape text:anchor-type="paragraph" draw:z-index="13" draw:name="Forma16" draw:style-name="gr7" svg:width="0.795cm" svg:height="0.847cm" svg:x="1.854cm" svg:y="6.1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" draw:name="Forma17" draw:style-name="gr2" draw:text-style-name="P13" svg:x1="0.601cm" svg:y1="7.838cm" svg:x2="2.012cm" svg:y2="6.833cm"><text:p/></draw:line><draw:line text:anchor-type="paragraph" draw:z-index="15" draw:name="Forma18" draw:style-name="gr2" draw:text-style-name="P13" svg:x1="3.9cm" svg:y1="7.556cm" svg:x2="2.524cm" svg:y2="6.798cm"><text:p/></draw:line><draw:custom-shape text:anchor-type="paragraph" draw:z-index="16" draw:name="Forma19" draw:style-name="gr8" svg:width="0.812cm" svg:height="0.724cm" svg:x="0.09cm" svg:y="7.6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7" draw:name="Forma21" draw:style-name="gr2" draw:text-style-name="P13" svg:x1="0.319cm" svg:y1="8.192cm" svg:x2="-0.422cm" svg:y2="9.286cm"><text:p/></draw:line><draw:line text:anchor-type="paragraph" draw:z-index="18" draw:name="Forma22" draw:style-name="gr2" draw:text-style-name="P13" svg:x1="0.549cm" svg:y1="8.192cm" svg:x2="1.396cm" svg:y2="9.18cm"><text:p/></draw:line><draw:custom-shape text:anchor-type="paragraph" draw:z-index="19" draw:name="Forma23" draw:style-name="gr9" svg:width="0.636cm" svg:height="0.636cm" svg:x="-0.81cm" svg:y="9.0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0" draw:name="Forma25" draw:style-name="gr10" draw:text-style-name="P14" svg:width="1.253cm" svg:height="1.95cm" svg:x="-0.157cm" svg:y="5.493cm"><draw:text-box><text:p>Arbol lleno y completo</text:p></draw:text-box></draw:frame><draw:custom-shape text:anchor-type="paragraph" draw:z-index="21" draw:name="Forma20" draw:style-name="gr11" svg:width="0.759cm" svg:height="0.706cm" svg:x="3.794cm" svg:y="7.3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Forma24" draw:style-name="gr12" svg:width="0.706cm" svg:height="0.671cm" svg:x="1.095cm" svg:y="8.9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Forma26" draw:style-name="gr13" draw:text-style-name="P13" svg:width="0.742cm" svg:height="0.742cm" svg:x="7.163cm" svg:y="5.8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4" draw:name="Forma27" draw:style-name="gr2" draw:text-style-name="P13" svg:x1="6.581cm" svg:y1="7.398cm" svg:x2="7.357cm" svg:y2="6.481cm"><text:p/></draw:line><draw:line text:anchor-type="paragraph" draw:z-index="25" draw:name="Forma28" draw:style-name="gr2" draw:text-style-name="P13" svg:x1="8.645cm" svg:y1="7.256cm" svg:x2="7.798cm" svg:y2="6.445cm"><text:p/></draw:line><draw:custom-shape text:anchor-type="paragraph" draw:z-index="26" draw:name="Forma29" draw:style-name="gr14" draw:text-style-name="P13" svg:width="0.724cm" svg:height="0.724cm" svg:x="6.228cm" svg:y="7.1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Forma30" draw:style-name="gr15" draw:text-style-name="P13" svg:width="0.689cm" svg:height="0.689cm" svg:x="8.451cm" svg:y="7.2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8" draw:name="Forma31" draw:style-name="gr2" draw:text-style-name="P13" svg:x1="6.669cm" svg:y1="7.733cm" svg:x2="7.145cm" svg:y2="8.439cm"><text:p/></draw:line><draw:line text:anchor-type="paragraph" draw:z-index="29" draw:name="Forma32" draw:style-name="gr2" draw:text-style-name="P13" svg:x1="8.716cm" svg:y1="7.768cm" svg:x2="8.169cm" svg:y2="8.35cm"><text:p/></draw:line><draw:custom-shape text:anchor-type="paragraph" draw:z-index="30" draw:name="Forma33" draw:style-name="gr16" draw:text-style-name="P13" svg:width="0.777cm" svg:height="0.777cm" svg:x="6.793cm" svg:y="8.4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Forma34" draw:style-name="gr17" draw:text-style-name="P13" svg:width="0.706cm" svg:height="0.706cm" svg:x="7.904cm" svg:y="8.2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2" draw:name="Forma35" draw:style-name="gr18" draw:text-style-name="P14" svg:width="1.024cm" svg:height="2.437cm" svg:x="5.399cm" svg:y="5.473cm"><draw:text-box><text:p>No lleno y no completo</text:p></draw:text-box></draw:frame><draw:custom-shape text:anchor-type="paragraph" draw:z-index="33" draw:name="Forma36" draw:style-name="gr19" draw:text-style-name="P13" svg:width="0.583cm" svg:height="0.583cm" svg:x="13.884cm" svg:y="4.8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4" draw:name="Forma37" draw:style-name="gr2" draw:text-style-name="P13" svg:x1="13.548cm" svg:y1="6.11cm" svg:x2="14.077cm" svg:y2="5.44cm"><text:p/></draw:line><draw:line text:anchor-type="paragraph" draw:z-index="35" draw:name="Forma38" draw:style-name="gr2" draw:text-style-name="P13" svg:x1="15.224cm" svg:y1="6.199cm" svg:x2="14.289cm" svg:y2="5.299cm"><text:p/></draw:line><draw:custom-shape text:anchor-type="paragraph" draw:z-index="36" draw:name="Forma39" draw:style-name="gr20" draw:text-style-name="P13" svg:width="0.565cm" svg:height="0.565cm" svg:x="13.196cm" svg:y="5.9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name="Forma40" draw:style-name="gr21" draw:text-style-name="P13" svg:width="0.424cm" svg:height="0.424cm" svg:x="15.083cm" svg:y="6.0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8" draw:name="Forma41" draw:style-name="gr2" draw:text-style-name="P13" svg:x1="15.224cm" svg:y1="6.339cm" svg:x2="14.801cm" svg:y2="6.868cm"><text:p/></draw:line><draw:line text:anchor-type="paragraph" draw:z-index="39" draw:name="Forma42" draw:style-name="gr2" draw:text-style-name="P13" svg:x1="15.401cm" svg:y1="6.375cm" svg:x2="15.86cm" svg:y2="6.71cm"><text:p/></draw:line><draw:custom-shape text:anchor-type="paragraph" draw:z-index="40" draw:name="Forma43" draw:style-name="gr22" draw:text-style-name="P13" svg:width="0.618cm" svg:height="0.618cm" svg:x="14.466cm" svg:y="6.8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Forma44" draw:style-name="gr23" draw:text-style-name="P13" svg:width="0.495cm" svg:height="0.495cm" svg:x="15.665cm" svg:y="6.6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2" draw:name="Forma45" draw:style-name="gr2" draw:text-style-name="P13" svg:x1="14.712cm" svg:y1="7.274cm" svg:x2="14.236cm" svg:y2="8.068cm"><text:p/></draw:line><draw:line text:anchor-type="paragraph" draw:z-index="43" draw:name="Forma46" draw:style-name="gr2" draw:text-style-name="P13" svg:x1="14.836cm" svg:y1="7.239cm" svg:x2="15.154cm" svg:y2="7.98cm"><text:p/></draw:line><draw:custom-shape text:anchor-type="paragraph" draw:z-index="44" draw:name="Forma47" draw:style-name="gr24" draw:text-style-name="P13" svg:width="0.53cm" svg:height="0.53cm" svg:x="13.848cm" svg:y="7.8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name="Forma48" draw:style-name="gr19" draw:text-style-name="P13" svg:width="0.583cm" svg:height="0.583cm" svg:x="14.854cm" svg:y="7.8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6" draw:name="Forma49" draw:style-name="gr2" draw:text-style-name="P13" svg:x1="14.766cm" svg:y1="9.073cm" svg:x2="15.084cm" svg:y2="8.262cm"><text:p/></draw:line><draw:line text:anchor-type="paragraph" draw:z-index="47" draw:name="Forma50" draw:style-name="gr2" draw:text-style-name="P13" svg:x1="15.771cm" svg:y1="9.197cm" svg:x2="15.295cm" svg:y2="8.28cm"><text:p/></draw:line><draw:custom-shape text:anchor-type="paragraph" draw:z-index="48" draw:name="Forma51" draw:style-name="gr17" draw:text-style-name="P13" svg:width="0.706cm" svg:height="0.706cm" svg:x="14.289cm" svg:y="9.0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name="Forma52" draw:style-name="gr25" draw:text-style-name="P13" svg:width="0.512cm" svg:height="0.512cm" svg:x="15.595cm" svg:y="9.0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0" draw:name="Forma53" draw:style-name="gr10" draw:text-style-name="P14" svg:width="1.094cm" svg:height="1.95cm" svg:x="11.608cm" svg:y="5.246cm"><draw:text-box><text:p>Lleno y no completo</text:p></draw:text-box></draw:frame>Recorrido: leer todos los nodos:</text:p>
      <text:p text:style-name="P12"><draw:line text:anchor-type="paragraph" draw:z-index="1" draw:name="Forma2" draw:style-name="gr2" draw:text-style-name="P13" svg:x1="12.596cm" svg:y1="0.064cm" svg:x2="9.527cm" svg:y2="1.369cm"><text:p/></draw:line><draw:line text:anchor-type="paragraph" draw:z-index="3" draw:name="Forma4" draw:style-name="gr2" draw:text-style-name="P13" svg:x1="13.231cm" svg:y1="0.152cm" svg:x2="16.724cm" svg:y2="1.016cm"><text:p/></draw:line><draw:line text:anchor-type="paragraph" draw:z-index="2" draw:name="Forma3" draw:style-name="gr2" draw:text-style-name="P13" svg:x1="12.86cm" svg:y1="0.452cm" svg:x2="12.825cm" svg:y2="1.581cm"><text:p/></draw:line>-preorden: primero un nodo y luego los hijos</text:p>
      <text:p text:style-name="P12"><draw:custom-shape text:anchor-type="paragraph" draw:z-index="4" draw:name="Forma7" draw:style-name="gr3" draw:text-style-name="P13" svg:width="0.971cm" svg:height="0.971cm" svg:x="16.282cm" svg:y="0.353cm"><text:p text:style-name="P13">--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-posorden: primero los hijos, luego el nodo</text:p>
      <text:p text:style-name="P12"><draw:custom-shape text:anchor-type="paragraph" draw:z-index="58" draw:name="Forma5" draw:style-name="gr28" draw:text-style-name="P13" svg:width="0.936cm" svg:height="0.936cm" svg:x="8.945cm" svg:y="0.148cm"><text:p text:style-name="P13">&gt;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name="Forma6" draw:style-name="gr27" draw:text-style-name="P13" svg:width="0.865cm" svg:height="0.865cm" svg:x="12.367cm" svg:y="0.395cm"><text:p text:style-name="P13">++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-inorden: primero el hijo izquierdo, luego el nodo y</text:p>
      <text:p text:style-name="P12"><draw:line text:anchor-type="paragraph" draw:z-index="5" draw:name="Forma8" draw:style-name="gr2" draw:text-style-name="P13" svg:x1="9.315cm" svg:y1="0.131cm" svg:x2="8.327cm" svg:y2="1.366cm"><text:p/></draw:line><draw:line text:anchor-type="paragraph" draw:z-index="6" draw:name="Forma9" draw:style-name="gr2" draw:text-style-name="P13" svg:x1="9.474cm" svg:y1="0.219cm" svg:x2="10.18cm" svg:y2="1.489cm"><text:p/></draw:line><draw:line text:anchor-type="paragraph" draw:z-index="8" draw:name="Forma11" draw:style-name="gr2" draw:text-style-name="P13" svg:x1="16.847cm" svg:y1="0.349cm" svg:x2="16.847cm" svg:y2="1.46cm"><text:p/></draw:line>luego el derecho</text:p>
      <text:p text:style-name="P6"><draw:custom-shape text:anchor-type="paragraph" draw:z-index="12" draw:name="Forma15" draw:style-name="gr6" draw:text-style-name="P13" svg:width="0.847cm" svg:height="0.847cm" svg:x="16.353cm" svg:y="0.861cm"><text:p text:style-name="P13">b</text:p><draw:enhanced-geometry svg:viewBox="0 0 21600 21600" draw:type="rectangle" draw:enhanced-path="M 0 0 L 21600 0 21600 21600 0 21600 0 0 Z N"/></draw:custom-shape><draw:line text:anchor-type="paragraph" draw:z-index="7" draw:name="Forma10" draw:style-name="gr2" draw:text-style-name="P13" svg:x1="12.772cm" svg:y1="0.085cm" svg:x2="12.772cm" svg:y2="0.985cm"><text:p/></draw:line><draw:custom-shape text:anchor-type="paragraph" draw:z-index="11" draw:name="Forma14" draw:style-name="gr5" draw:text-style-name="P13" svg:width="0.759cm" svg:height="0.759cm" svg:x="12.42cm" svg:y="0.967cm"><text:p text:style-name="P13">a</text:p><draw:enhanced-geometry svg:viewBox="0 0 21600 21600" draw:type="rectangle" draw:enhanced-path="M 0 0 L 21600 0 21600 21600 0 21600 0 0 Z N"/></draw:custom-shape><draw:custom-shape text:anchor-type="paragraph" draw:z-index="9" draw:name="Forma12" draw:style-name="gr3" draw:text-style-name="P13" svg:width="0.689cm" svg:height="0.689cm" svg:x="7.851cm" svg:y="0.808cm"><text:p text:style-name="P13">pos</text:p><draw:enhanced-geometry svg:viewBox="0 0 21600 21600" draw:type="rectangle" draw:enhanced-path="M 0 0 L 21600 0 21600 21600 0 21600 0 0 Z N"/></draw:custom-shape><draw:custom-shape text:anchor-type="paragraph" draw:z-index="10" draw:name="Forma13" draw:style-name="gr4" draw:text-style-name="P13" svg:width="0.812cm" svg:height="0.812cm" svg:x="9.915cm" svg:y="1.002cm"><text:p text:style-name="P13">0</text:p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text:anchor-type="paragraph" draw:z-index="56" draw:name="Forma65" draw:style-name="gr26" draw:text-style-name="P14" svg:width="1.959cm" svg:height="1.235cm" svg:x="6.696cm" svg:y="0.039cm"><draw:text-box><text:p>No lleno y completo</text:p></draw:text-box></draw:frame><draw:custom-shape text:anchor-type="paragraph" draw:z-index="59" draw:name="Forma54" draw:style-name="gr29" draw:text-style-name="P13" svg:width="0.759cm" svg:height="0.759cm" svg:x="4.452cm" svg:y="0.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line text:anchor-type="paragraph" draw:z-index="51" draw:name="Forma60" draw:style-name="gr2" draw:text-style-name="P13" svg:x1="4.694cm" svg:y1="0.187cm" svg:x2="3.6cm" svg:y2="2.163cm"><text:p/></draw:line><draw:line text:anchor-type="paragraph" draw:z-index="52" draw:name="Forma61" draw:style-name="gr2" draw:text-style-name="P13" svg:x1="4.893cm" svg:y1="0.226cm" svg:x2="5.74cm" svg:y2="1.478cm"><text:p/></draw:line></text:p>
      <text:p text:style-name="P6"/>
      <text:p text:style-name="P6"><draw:custom-shape text:anchor-type="paragraph" draw:z-index="60" draw:name="Forma55" draw:style-name="gr13" draw:text-style-name="P13" svg:width="0.742cm" svg:height="0.742cm" svg:x="5.329cm" svg:y="0.3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draw:custom-shape text:anchor-type="paragraph" draw:z-index="61" draw:name="Forma56" draw:style-name="gr30" draw:text-style-name="P13" svg:width="0.812cm" svg:height="0.812cm" svg:x="3.291cm" svg:y="0.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5" draw:name="Forma64" draw:style-name="gr2" draw:text-style-name="P13" svg:x1="5.787cm" svg:y1="0.157cm" svg:x2="5.487cm" svg:y2="1.709cm"><text:p/></draw:line><draw:custom-shape text:anchor-type="paragraph" draw:z-index="64" draw:name="Forma57" draw:style-name="gr24" draw:text-style-name="P13" svg:width="0.53cm" svg:height="0.53cm" svg:x="5.258cm" svg:y="1.5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4" draw:name="Forma63" draw:style-name="gr2" draw:text-style-name="P13" svg:x1="3.877cm" svg:y1="0.843cm" svg:x2="4.3cm" svg:y2="1.848cm"><text:p/></draw:line><draw:line text:anchor-type="paragraph" draw:z-index="53" draw:name="Forma62" draw:style-name="gr2" draw:text-style-name="P13" svg:x1="3.546cm" svg:y1="0.875cm" svg:x2="3.176cm" svg:y2="1.828cm"><text:p/></draw:line><draw:custom-shape text:anchor-type="paragraph" draw:z-index="62" draw:name="Forma59" draw:style-name="gr24" draw:text-style-name="P13" svg:width="0.53cm" svg:height="0.53cm" svg:x="2.859cm" svg:y="1.7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name="Forma58" draw:style-name="gr31" draw:text-style-name="P13" svg:width="0.459cm" svg:height="0.459cm" svg:x="4.064cm" svg:y="1.6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"><text:soft-page-break/></text:p>
      <text:p text:style-name="P4">Cada nodo va a tener un espacio para valores y 2 punteros para los hijos<text:span text:style-name="T6">.</text:span></text:p>
      <text:p text:style-name="P3"><text:span text:style-name="T6"/></text:p>
      <text:p text:style-name="P1"><text:span text:style-name="T6">Los arboles de </text:span><text:span text:style-name="T7">búsqueda</text:span><text:span text:style-name="T6"> binaria son forma de organizar una </text:span><text:span text:style-name="T7">colección</text:span><text:span text:style-name="T6"> de registros que permite </text:span><text:span text:style-name="T7">búsqueda</text:span><text:span text:style-name="T6"> e </text:span><text:span text:style-name="T7">inserción</text:span><text:span text:style-name="T6"> </text:span><text:span text:style-name="T7">rápida. Todos los nodos en el sub-arbol izquierdo de un nodo deben ser menores y los nodos en el sub-arbol derecho del nodo deben ser mayores o iguales.</text:span></text:p>
      <text:p text:style-name="P1"><text:span text:style-name="T7"/></text:p>
      <text:p text:style-name="P2"><text:span text:style-name="T7">B</text:span><text:span text:style-name="T6">orrado: hay que considerar 3 casos: si el nodo no tiene hijos</text:span><text:span text:style-name="T8">(easy peasy) </text:span><text:span text:style-name="T6">, si tiene un hijo</text:span><text:span text:style-name="T8">(un hijo sustituye al otro)</text:span><text:span text:style-name="T6">, o si tiene 2 hijos. </text:span><text:span text:style-name="T8">(dura como mi verdura).</text:span><text:span text:style-name="T6"> <text:s/></text:span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09:28:55.823000000</meta:creation-date>
    <dc:date>2018-04-13T11:00:36.615000000</dc:date>
    <meta:editing-duration>PT1H35M53S</meta:editing-duration>
    <meta:editing-cycles>12</meta:editing-cycles>
    <meta:generator>LibreOffice/6.0.2.1$Windows_X86_64 LibreOffice_project/f7f06a8f319e4b62f9bc5095aa112a65d2f3ac89</meta:generator>
    <meta:document-statistic meta:table-count="0" meta:image-count="0" meta:object-count="0" meta:page-count="2" meta:paragraph-count="21" meta:word-count="289" meta:character-count="1665" meta:non-whitespace-character-count="1393"/>
  </office:meta>
</office:document-meta>
</file>